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gr1" style:family="graphic">
      <style:graphic-properties draw:fill="solid" draw:fill-color="#ffffff"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CSC2011 - Coursework 3</text:p>
      <text:p text:style-name="P3">Event Driven and GUI Programming</text:p>
      <text:p text:style-name="P3"/>
      <text:p text:style-name="P3"/>
      <text:p text:style-name="P4"/>
      <text:p text:style-name="P2">Launching the Application</text:p>
      <text:p text:style-name="P4"/>
      <text:p text:style-name="P4">The application can be launched either directly through the static main method (within the main class) or by executing the runnable jar file.</text:p>
      <text:p text:style-name="P4"/>
      <text:p text:style-name="P4">Note: If the jar file is used, the UserHistory and Bookmarks text files must be in the same directory as the jar file.</text:p>
      <text:p text:style-name="P4"/>
      <text:p text:style-name="P4">The main method will create one instance of each of these three objects:</text:p>
      <text:p text:style-name="P4"/>
      <text:p text:style-name="P4"><text:span text:style-name="T1">Display</text:span> which contains the JEditorPane for viewing HTML pages and a variety of methods used by the JButtons implemented in the Navigation class. </text:p>
      <text:p text:style-name="P4"/>
      <text:p text:style-name="P4"><text:span text:style-name="T1">Navigation</text:span><text:span text:style-name="T2"> implements buttons and the URL bar which make up the user interface, these objects make use of listeners which call methods from the Display class, allowing the user to move between pages, view history and so on.</text:span></text:p>
      <text:p text:style-name="P4"><text:s/></text:p>
      <text:p text:style-name="P6">IO <text:span text:style-name="T2"><text:s/>Reads and writes to two text files, one contains the user's browsing History and the other contains any bookmarked pages.</text:span></text:p>
      <text:p text:style-name="P4"/>
      <text:p text:style-name="P4"/>
      <text:p text:style-name="P2">Features Provided</text:p>
      <text:p text:style-name="P2"/>
      <text:p text:style-name="P4">Forward and Backward Buttons – Allow the user to navigate between pages already visited.</text:p>
      <text:p text:style-name="P4"/>
      <text:p text:style-name="P4">Persistent History – Keeps an ongoing record of all pages viewed in the browser.</text:p>
      <text:p text:style-name="P4"/>
      <text:p text:style-name="P4">Bookmarks – Allows the user to save specific page addresses and view them at a later date.</text:p>
      <text:p text:style-name="P4"/>
      <text:p text:style-name="P4"/>
      <text:p text:style-name="P2">Class Diagram</text:p>
      <text:p text:style-name="P2"><draw:rect text:anchor-type="paragraph" draw:z-index="0" draw:style-name="gr1" draw:text-style-name="P7" svg:width="10.69cm" svg:height="1.482cm" svg:x="1.977cm" svg:y="0.161cm"><text:p text:style-name="P7">Main</text:p></draw:rect></text:p>
      <text:p text:style-name="P2"><draw:rect text:anchor-type="paragraph" draw:z-index="1" draw:style-name="gr2" draw:text-style-name="P7" svg:width="3.784cm" svg:height="1.985cm" svg:x="5.782cm" svg:y="3.642cm"><text:p text:style-name="P7">Display</text:p></draw:rect><draw:rect text:anchor-type="paragraph" draw:z-index="2" draw:style-name="gr2" draw:text-style-name="P7" svg:width="3.626cm" svg:height="2.038cm" svg:x="12.217cm" svg:y="3.484cm"><text:p text:style-name="P7">Navigation</text:p></draw:rect><draw:custom-shape text:anchor-type="paragraph" draw:z-index="3" draw:style-name="gr3" svg:width="0.768cm" svg:height="2.17cm" draw:transform="rotate (-0.664446846235302) translate (3.99168055555556cm 1.381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3" svg:width="0.768cm" svg:height="2.17cm" draw:transform="rotate (0.471064365113181) translate (10.9978472222222cm 1.550458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5" draw:style-name="gr4" draw:text-style-name="P7" svg:width="1.271cm" svg:height="0.438cm" svg:x="10.365cm" svg:y="5.172cm"><text:p text:style-name="P7">Uses</text:p></draw:rect><draw:rect text:anchor-type="paragraph" draw:z-index="6" draw:style-name="gr4" draw:text-style-name="P7" svg:width="1.271cm" svg:height="0.318cm" svg:x="1.898cm" svg:y="1.944cm"><text:p text:style-name="P7">Creates</text:p></draw:rect><draw:rect text:anchor-type="paragraph" draw:z-index="7" draw:style-name="gr4" draw:text-style-name="P7" svg:width="1.271cm" svg:height="0.345cm" svg:x="12.217cm" svg:y="1.944cm"><text:p text:style-name="P7">Creates</text:p></draw:rect><draw:custom-shape text:anchor-type="paragraph" draw:z-index="8" draw:style-name="gr5" svg:width="2.197cm" svg:height="0.715cm" svg:x="9.698cm" svg:y="4.3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9" draw:style-name="gr2" draw:text-style-name="P7" svg:width="3.361cm" svg:height="1.985cm" svg:x="0.242cm" svg:y="3.642cm"><text:p text:style-name="P7">IO</text:p></draw:rect><draw:custom-shape text:anchor-type="paragraph" draw:z-index="10" draw:style-name="gr5" svg:width="1.906cm" svg:height="0.715cm" svg:x="3.724cm" svg:y="4.2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4" draw:text-style-name="P7" svg:width="1.271cm" svg:height="0.438cm" svg:x="4.173cm" svg:y="5.052cm"><text:p text:style-name="P7">Uses</text:p></draw:rect><draw:custom-shape text:anchor-type="paragraph" draw:z-index="12" draw:style-name="gr6" svg:width="0.689cm" svg:height="1.668cm" svg:x="7.401cm" svg:y="1.62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3" draw:style-name="gr4" draw:text-style-name="P7" svg:width="1.271cm" svg:height="0.345cm" svg:x="8.274cm" svg:y="2.155cm"><text:p text:style-name="P7">Creates</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lexander James Clarke<text:tab/>CSC2011<text:tab/>Student No: 1023960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Clarke</meta:initial-creator>
    <meta:creation-date>2011-12-14T19:03:30.16</meta:creation-date>
    <dc:date>2011-12-15T19:20:57.45</dc:date>
    <dc:creator>Alex Clarke</dc:creator>
    <meta:editing-duration>PT00H37M50S</meta:editing-duration>
    <meta:editing-cycles>4</meta:editing-cycles>
    <meta:generator>OpenOffice.org/3.2$Win32 OpenOffice.org_project/320m18$Build-9502</meta:generator>
    <meta:document-statistic meta:table-count="0" meta:image-count="0" meta:object-count="0" meta:page-count="1" meta:paragraph-count="16" meta:word-count="209" meta:character-count="1244"/>
  </office:meta>
</office:document-meta>
</file>